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32000000320E3913A34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2cm, 4.001cm, 4.2cm, 4.00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9cm" svg:height="15.5cm" svg:x="1cm" svg:y="6.7cm">
          <draw:image xlink:href="Pictures/100000000000032000000320E3913A3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1-04T13:23:51</dc:date>
    <dc:creator>Henri-Paul Indiogine</dc:creator>
    <meta:generator>LibreOffice/3.6$Linux_x86 LibreOffice_project/360m1$Build-2</meta:generator>
    <meta:editing-duration>P0D</meta:editing-duration>
    <meta:editing-cycles>1</meta:editing-cycles>
    <meta:document-statistic meta:object-count="1"/>
  </office:meta>
</office:document-meta>
</file>